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ot" svg:stroke-width="0.018cm" svg:stroke-color="#808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Long_20_Dot"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stroke="dash" draw:stroke-dash="Dash" svg:stroke-width="0.011cm" svg:stroke-color="#5983b0" draw:marker-start-width="0.217cm" draw:marker-end-width="0.217cm" draw:fill="none" draw:textarea-vertical-align="middle" fo:padding-top="0.131cm" fo:padding-bottom="0.131cm" fo:padding-left="0.256cm" fo:padding-right="0.256cm"/>
    </style:style>
    <style:style style:name="gr6" style:family="graphic" style:parent-style-name="objectwithoutfill">
      <style:graphic-properties draw:stroke="dash" draw:stroke-dash="Long_20_Dash_20_Dot" svg:stroke-width="0.011cm" draw:marker-start-width="0.216cm" draw:marker-end-width="0.216cm" draw:fill="none" draw:textarea-vertical-align="middle" fo:padding-top="0.13cm" fo:padding-bottom="0.13cm" fo:padding-left="0.255cm" fo:padding-right="0.255cm"/>
    </style:style>
    <style:style style:name="gr7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18cm" svg:stroke-color="#00000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svg:stroke-color="#666666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729fcf"/>
      <style:paragraph-properties fo:text-align="center" style:writing-mode="lr-tb"/>
    </style:style>
  </office:automatic-styles>
  <office:body>
    <office:drawing>
      <draw:page draw:name="page1" draw:style-name="dp1" draw:master-page-name="Default">
        <draw:line draw:style-name="gr1" draw:text-style-name="P1" draw:layer="layout" svg:x1="6.375cm" svg:y1="1.502cm" svg:x2="3.499cm" svg:y2="1.502cm">
          <text:p/>
        </draw:line>
        <draw:line draw:style-name="gr2" draw:text-style-name="P1" draw:layer="layout" svg:x1="6.357cm" svg:y1="1.482cm" svg:x2="6.357cm" svg:y2="2.791cm">
          <text:p/>
        </draw:line>
        <draw:line draw:style-name="gr3" draw:text-style-name="P2" draw:layer="layout" svg:x1="3.5cm" svg:y1="5.6cm" svg:x2="3.5cm" svg:y2="0cm">
          <text:p/>
        </draw:line>
        <draw:line draw:style-name="gr3" draw:text-style-name="P1" draw:layer="layout" svg:x1="0cm" svg:y1="2.8cm" svg:x2="7cm" svg:y2="2.8cm">
          <text:p/>
        </draw:line>
        <draw:frame draw:style-name="gr4" draw:text-style-name="P3" draw:layer="layout" svg:width="0.407cm" svg:height="0.268cm" svg:x="3.149cm" svg:y="1.3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86cm" svg:height="0.268cm" svg:x="2.981cm" svg:y="4.0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49cm" svg:height="0.268cm" svg:x="6.127cm" svg:y="2.8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57cm" svg:height="0.268cm" svg:x="4.303cm" svg:y="2.8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576cm" svg:height="0.47cm" svg:x="6.531cm" svg:y="2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488cm" svg:height="0.47cm" svg:x="3.607cm" svg:y="-0.0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5" draw:text-style-name="P1" draw:layer="layout" svg:x1="-0.25cm" svg:y1="2.995cm" svg:x2="7.309cm" svg:y2="2.599cm">
          <text:p/>
        </draw:line>
        <draw:line draw:style-name="gr6" draw:text-style-name="P1" draw:layer="layout" svg:x1="4.444cm" svg:y1="-0.048cm" svg:x2="3.598cm" svg:y2="5.739cm">
          <text:p/>
        </draw:line>
        <draw:frame draw:style-name="gr4" draw:text-style-name="P3" draw:layer="layout" svg:width="0.538cm" svg:height="0.18cm" svg:x="5.449cm" svg:y="2.39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4" draw:layer="layout" svg:width="0.568cm" svg:height="0.18cm" svg:x="4.339cm" svg:y="0.6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8" draw:text-style-name="P1" draw:layer="layout" svg:width="5.724cm" svg:height="2.534cm" draw:transform="rotate (0.00802851455917392) translate (0.648654977607222cm 1.53795897481818cm)" svg:viewBox="0 0 5725 2535" svg:d="M0 2534c3273 9 3317-94 3421-174 103-81 158-611 220-1082 62-470 85-767 242-978s941-287 1842-300">
          <text:p/>
        </draw:path>
        <draw:path draw:style-name="gr9" draw:text-style-name="P1" draw:layer="layout" svg:width="5.834cm" svg:height="2.295cm" draw:transform="rotate (0.0570722665402146) translate (0.534047172867399cm 1.77898283605762cm)" svg:viewBox="0 0 5835 2296" svg:d="M0 2296c1316 0 1679-54 1807-183 129-130 211-437 305-974 95-536 136-1032 344-1105s1485-8 3379 8">
          <text:p/>
        </draw:path>
        <draw:path draw:style-name="gr10" draw:text-style-name="P1" draw:layer="layout" svg:width="2.908cm" svg:height="1.196cm" draw:transform="rotate (0.0385717764690747) translate (3.45385257603725cm 1.60418948394834cm)" svg:viewBox="0 0 2909 1197" svg:d="M0 1197c394-19 543 37 630-549 86-587 468-646 2279-648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13" svg:d="M0 13l10-13 10 13z"/>
    <draw:stroke-dash draw:name="Dash" draw:style="rect" draw:dots1="1" draw:dots1-length="300%" draw:distance="300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0T17:22:27.517000000</meta:creation-date>
    <dc:date>2021-09-22T02:56:01.005000000</dc:date>
    <meta:editing-duration>PT16M8S</meta:editing-duration>
    <meta:editing-cycles>8</meta:editing-cycles>
    <meta:generator>LibreOffice/7.1.0.3$Windows_X86_64 LibreOffice_project/f6099ecf3d29644b5008cc8f48f42f4a40986e4c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tyle mathsize="50%">
      <msub>
        <mi>B</mi>
        <mi>s</mi>
      </msub>
    </mstyle>
    <annotation encoding="StarMath 5.0">size*0.5 B_s
</annotation>
  </semantics>
</math>
</file>

<file path=Object 2/content.xml><?xml version="1.0" encoding="utf-8"?>
<math xmlns="http://www.w3.org/1998/Math/MathML" display="block">
  <semantics>
    <mstyle mathsize="50%">
      <mrow>
        <mo stretchy="false">−</mo>
        <msub>
          <mi>B</mi>
          <mi>r</mi>
        </msub>
      </mrow>
    </mstyle>
    <annotation encoding="StarMath 5.0">size*0.5 -B_r
</annotation>
  </semantics>
</math>
</file>

<file path=Object 3/content.xml><?xml version="1.0" encoding="utf-8"?>
<math xmlns="http://www.w3.org/1998/Math/MathML" display="block">
  <semantics>
    <mstyle mathsize="50%">
      <msub>
        <mi>H</mi>
        <mi>s</mi>
      </msub>
    </mstyle>
    <annotation encoding="StarMath 5.0">size*0.5 H_s
</annotation>
  </semantics>
</math>
</file>

<file path=Object 4/content.xml><?xml version="1.0" encoding="utf-8"?>
<math xmlns="http://www.w3.org/1998/Math/MathML" display="block">
  <semantics>
    <mstyle mathsize="50%">
      <msub>
        <mi>H</mi>
        <mi>c</mi>
      </msub>
    </mstyle>
    <annotation encoding="StarMath 5.0">size*0.5 H_c
</annotation>
  </semantics>
</math>
</file>

<file path=Object 5/content.xml><?xml version="1.0" encoding="utf-8"?>
<math xmlns="http://www.w3.org/1998/Math/MathML" display="block">
  <semantics>
    <mi>H</mi>
    <annotation encoding="StarMath 5.0">H
</annotation>
  </semantics>
</math>
</file>

<file path=Object 6/content.xml><?xml version="1.0" encoding="utf-8"?>
<math xmlns="http://www.w3.org/1998/Math/MathML" display="block">
  <semantics>
    <mi>B</mi>
    <annotation encoding="StarMath 5.0">
B
</annotation>
  </semantics>
</math>
</file>

<file path=Object 7/content.xml><?xml version="1.0" encoding="utf-8"?>
<math xmlns="http://www.w3.org/1998/Math/MathML" display="block">
  <semantics>
    <mstyle mathsize="50%">
      <msub>
        <mi>μ</mi>
        <mi mathvariant="italic">нач</mi>
      </msub>
    </mstyle>
    <annotation encoding="StarMath 5.0">size*0.5 %mu_нач
</annotation>
  </semantics>
</math>
</file>

<file path=Object 8/content.xml><?xml version="1.0" encoding="utf-8"?>
<math xmlns="http://www.w3.org/1998/Math/MathML" display="block">
  <semantics>
    <mstyle mathsize="50%">
      <msub>
        <mi>μ</mi>
        <mi mathvariant="italic">max</mi>
      </msub>
    </mstyle>
    <annotation encoding="StarMath 5.0">size*0.5 %mu_max
</annotation>
  </semantics>
</math>
</file>